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Zetnus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Hol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Ba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Beach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E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F</text:p>
          </table:table-cell>
          <table:table-cell office:value-type="string" calcext:value-type="string">
            <text:p>Elevation, Ri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Hol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Ba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Beach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F</text:p>
          </table:table-cell>
          <table:table-cell office:value-type="string" calcext:value-type="string">
            <text:p>Terrain, Ri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Hol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Ba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Ri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1v1 is 144x144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4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88])" office:value-type="float" office:value="57" calcext:value-type="float" table:number-columns-spanned="2" table:number-rows-spanned="1">
            <text:p>57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4];[.A8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4];[.A90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4];[.A90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4];[.A9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9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4];[.A92])" office:value-type="float" office:value="54" calcext:value-type="float" table:number-columns-spanned="2" table:number-rows-spanned="1">
            <text:p>54</text:p>
          </table:table-cell>
          <table:covered-table-cell/>
          <table:table-cell table:style-name="ce12" table:formula="of:=COUNTIF([.$F$8:.$F$84];[.A92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4];[.A93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4];[.A9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4:'DATE (YY-MM-DD)'.F46 'DATE (YY-MM-DD)'.F48:'DATE (YY-MM-DD)'.F48 'DATE (YY-MM-DD)'.F50:'DATE (YY-MM-DD)'.F53 'DATE (YY-MM-DD)'.F55:'DATE (YY-MM-DD)'.F58 'DATE (YY-MM-DD)'.F60:'DATE (YY-MM-DD)'.F60 'DATE (YY-MM-DD)'.F62:'DATE (YY-MM-DD)'.F63 'DATE (YY-MM-DD)'.F65:'DATE (YY-MM-DD)'.F67 'DATE (YY-MM-DD)'.F69:'DATE (YY-MM-DD)'.F76 'DATE (YY-MM-DD)'.F78:'DATE (YY-MM-DD)'.F78 'DATE (YY-MM-DD)'.F80:'DATE (YY-MM-DD)'.F80 'DATE (YY-MM-DD)'.F82:'DATE (YY-MM-DD)'.F82 'DATE (YY-MM-DD)'.F84:'DATE (YY-MM-DD)'.F84 'DATE (YY-MM-DD)'.D44:'DATE (YY-MM-DD)'.D46 'DATE (YY-MM-DD)'.D48:'DATE (YY-MM-DD)'.D48 'DATE (YY-MM-DD)'.D50:'DATE (YY-MM-DD)'.D53 'DATE (YY-MM-DD)'.D55:'DATE (YY-MM-DD)'.D58 'DATE (YY-MM-DD)'.D60:'DATE (YY-MM-DD)'.D60 'DATE (YY-MM-DD)'.D62:'DATE (YY-MM-DD)'.D63 'DATE (YY-MM-DD)'.D65:'DATE (YY-MM-DD)'.D67 'DATE (YY-MM-DD)'.D69:'DATE (YY-MM-DD)'.D76 'DATE (YY-MM-DD)'.D78:'DATE (YY-MM-DD)'.D78 'DATE (YY-MM-DD)'.D80:'DATE (YY-MM-DD)'.D80 'DATE (YY-MM-DD)'.D82:'DATE (YY-MM-DD)'.D82 'DATE (YY-MM-DD)'.D84:'DATE (YY-MM-DD)'.D84 'DATE (YY-MM-DD)'.D8:'DATE (YY-MM-DD)'.D41 'DATE (YY-MM-DD)'.F8:'DATE (YY-MM-DD)'.F41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16T19:30:07.785000000</dc:date>
    <meta:editing-duration>P2DT17H36M15S</meta:editing-duration>
    <meta:editing-cycles>211</meta:editing-cycles>
    <meta:generator>LibreOffice/7.3.6.2$Windows_X86_64 LibreOffice_project/c28ca90fd6e1a19e189fc16c05f8f8924961e12e</meta:generator>
    <meta:document-statistic meta:table-count="1" meta:cell-count="270" meta:object-count="0"/>
  </office:meta>
</office:document-meta>
</file>